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officeooo:rsid="000b2cc6" officeooo:paragraph-rsid="000b2cc6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0pt" fo:font-weight="bold" officeooo:rsid="000b2cc6" officeooo:paragraph-rsid="000b2cc6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0pt" officeooo:rsid="000b2cc6" officeooo:paragraph-rsid="000b2cc6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officeooo:rsid="000b2cc6" officeooo:paragraph-rsid="000b2cc6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4pt" officeooo:rsid="000b2cc6" officeooo:paragraph-rsid="000b2cc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4pt" fo:font-weight="bold" officeooo:rsid="000b2cc6" officeooo:paragraph-rsid="000b2cc6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4pt" fo:font-weight="bold" officeooo:rsid="000b2cc6" officeooo:paragraph-rsid="00150108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4pt" fo:font-weight="bold" officeooo:rsid="001cbd9d" officeooo:paragraph-rsid="001cbd9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4pt" fo:font-weight="bold" officeooo:rsid="001cbd9d" officeooo:paragraph-rsid="001cbd9d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3pt" fo:font-weight="bold" officeooo:rsid="000b2cc6" officeooo:paragraph-rsid="000b2cc6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3pt" fo:font-weight="bold" officeooo:rsid="001cbd9d" officeooo:paragraph-rsid="001cbd9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3pt" officeooo:rsid="000b2cc6" officeooo:paragraph-rsid="000b2cc6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3pt" officeooo:rsid="00328038" officeooo:paragraph-rsid="00328038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3pt" officeooo:rsid="001fc05c" officeooo:paragraph-rsid="003d59cd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3pt" fo:font-weight="normal" officeooo:rsid="004d2c88" officeooo:paragraph-rsid="004d2c88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3pt" fo:font-weight="normal" officeooo:rsid="0038e375" officeooo:paragraph-rsid="0038e375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3pt" fo:font-weight="normal" officeooo:rsid="000b2cc6" officeooo:paragraph-rsid="000b2cc6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9598" style:font-name="Liberation Mono" fo:font-size="13pt" fo:font-weight="normal" officeooo:rsid="000b2cc6" officeooo:paragraph-rsid="000b2cc6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ans" fo:font-size="14pt" fo:font-weight="bold" officeooo:rsid="00119afa" officeooo:paragraph-rsid="00119afa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ans" fo:font-size="14pt" fo:font-weight="bold" officeooo:rsid="003b8d03" officeooo:paragraph-rsid="003b8d0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ans" fo:font-size="13pt" fo:font-weight="normal" officeooo:rsid="003b8d03" officeooo:paragraph-rsid="003b8d03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ans" fo:font-size="13pt" fo:font-weight="normal" officeooo:rsid="004734f5" officeooo:paragraph-rsid="004734f5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ans" fo:font-size="13pt" fo:font-weight="normal" officeooo:rsid="004734f5" officeooo:paragraph-rsid="004bfbc7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599d" style:font-name="Liberation Mono" fo:font-size="11pt" fo:font-weight="normal" officeooo:rsid="004734f5" officeooo:paragraph-rsid="004734f5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ce181e" style:font-name="Liberation Sans" fo:font-size="13pt" fo:font-weight="normal" officeooo:rsid="00119afa" officeooo:paragraph-rsid="0025b448" style:font-size-asian="13pt" style:font-weight-asian="normal" style:font-size-complex="13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style:font-name="Liberation Sans" fo:font-size="14pt" fo:font-weight="bold" officeooo:rsid="00119afa" officeooo:paragraph-rsid="00119afa" style:font-size-asian="12.25pt" style:font-weight-asian="bold" style:font-size-complex="14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color="#000000" style:font-name="Liberation Sans" fo:font-size="13pt" fo:font-weight="bold" officeooo:rsid="00119afa" officeooo:paragraph-rsid="00119afa" style:font-size-asian="11.3500003814697pt" style:font-weight-asian="bold" style:font-size-complex="13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color="#000000" style:font-name="Liberation Sans" fo:font-size="13pt" fo:font-weight="bold" officeooo:rsid="00119afa" officeooo:paragraph-rsid="00119afa" style:font-size-asian="13pt" style:font-weight-asian="bold" style:font-size-complex="13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color="#000000" style:font-name="Liberation Sans" fo:font-size="13pt" fo:font-weight="normal" officeooo:rsid="00236ec5" officeooo:paragraph-rsid="00236ec5" style:font-size-asian="11.3500003814697pt" style:font-weight-asian="normal" style:font-size-complex="13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color="#000000" style:font-name="Liberation Sans" fo:font-size="13pt" fo:font-weight="normal" officeooo:rsid="0018635d" officeooo:paragraph-rsid="0018635d" style:font-size-asian="11.3500003814697pt" style:font-weight-asian="normal" style:font-size-complex="13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color="#000000" style:font-name="Liberation Sans" fo:font-size="13pt" fo:font-weight="normal" officeooo:rsid="00186d4c" officeooo:paragraph-rsid="00186d4c" style:font-size-asian="11.3500003814697pt" style:font-weight-asian="normal" style:font-size-complex="13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color="#000000" style:font-name="Liberation Sans" fo:font-size="13pt" fo:font-weight="normal" officeooo:rsid="001b8a94" officeooo:paragraph-rsid="001b8a94" style:font-size-asian="11.3500003814697pt" style:font-weight-asian="normal" style:font-size-complex="13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color="#000000" style:font-name="Liberation Sans" fo:font-size="13pt" fo:font-weight="normal" officeooo:rsid="0027fc3b" officeooo:paragraph-rsid="0027fc3b" style:font-size-asian="11.3500003814697pt" style:font-weight-asian="normal" style:font-size-complex="13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color="#000000" style:font-name="Liberation Sans" fo:font-size="13pt" fo:font-weight="normal" officeooo:rsid="003b8d03" officeooo:paragraph-rsid="003b8d03" style:font-size-asian="11.3500003814697pt" style:font-weight-asian="normal" style:font-size-complex="13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color="#000000" style:font-name="Liberation Sans" fo:font-size="13pt" fo:font-weight="normal" officeooo:rsid="00119afa" officeooo:paragraph-rsid="00271dbd" style:font-size-asian="13pt" style:font-weight-asian="normal" style:font-size-complex="13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color="#000000" style:font-name="Liberation Sans" fo:font-size="13pt" fo:font-weight="normal" officeooo:rsid="00119afa" officeooo:paragraph-rsid="005989a3" style:font-size-asian="13pt" style:font-weight-asian="normal" style:font-size-complex="13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color="#000000" style:font-name="Liberation Sans" fo:font-size="13pt" fo:font-weight="normal" officeooo:rsid="00119afa" officeooo:paragraph-rsid="00606ac9" style:font-size-asian="13pt" style:font-weight-asian="normal" style:font-size-complex="13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color="#000000" style:font-name="Liberation Sans" fo:font-size="13pt" fo:font-weight="normal" officeooo:rsid="0025b448" officeooo:paragraph-rsid="005989a3" style:font-size-asian="13pt" style:font-weight-asian="normal" style:font-size-complex="13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color="#000000" style:font-name="Liberation Sans" fo:font-size="13pt" fo:font-weight="normal" officeooo:rsid="0025b448" officeooo:paragraph-rsid="0025b448" style:font-size-asian="13pt" style:font-weight-asian="normal" style:font-size-complex="13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color="#000000" style:font-name="Liberation Sans" fo:font-size="13pt" fo:font-weight="normal" officeooo:rsid="0025b448" officeooo:paragraph-rsid="00270708" style:font-size-asian="13pt" style:font-weight-asian="normal" style:font-size-complex="13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color="#000000" style:font-name="Liberation Sans" fo:font-size="13pt" fo:font-weight="normal" officeooo:rsid="002697cc" officeooo:paragraph-rsid="002697cc" style:font-size-asian="13pt" style:font-weight-asian="normal" style:font-size-complex="13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color="#000000" style:font-name="Liberation Mono" fo:font-size="13pt" fo:font-weight="normal" officeooo:rsid="002697cc" officeooo:paragraph-rsid="005989a3" style:font-size-asian="13pt" style:font-weight-asian="normal" style:font-size-complex="13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color="#000000" style:font-name="Liberation Mono" fo:font-size="13pt" fo:font-weight="normal" officeooo:rsid="00270708" officeooo:paragraph-rsid="005989a3" style:font-size-asian="13pt" style:font-weight-asian="normal" style:font-size-complex="13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color="#000000" style:font-name="Liberation Mono" fo:font-size="13pt" fo:font-weight="normal" officeooo:rsid="00270708" officeooo:paragraph-rsid="00270708" style:font-size-asian="13pt" style:font-weight-asian="normal" style:font-size-complex="13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color="#00599d" style:font-name="Liberation Sans" fo:font-size="13pt" fo:font-weight="normal" officeooo:rsid="00155169" officeooo:paragraph-rsid="00155169" style:font-size-asian="13pt" style:font-weight-asian="normal" style:font-size-complex="13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Liberation Sans" fo:font-size="13pt" fo:font-weight="bold" officeooo:rsid="000b2cc6" officeooo:paragraph-rsid="00119afa" style:font-size-asian="11.3500003814697pt" style:font-weight-asian="bold" style:font-size-complex="13pt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fo:color="#ce181e" style:font-name="Liberation Sans" fo:font-size="13pt" fo:font-weight="normal" officeooo:rsid="00119afa" officeooo:paragraph-rsid="00119afa" style:font-size-asian="13pt" style:font-weight-asian="normal" style:font-size-complex="13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color="#ce181e" style:font-name="Liberation Sans" fo:font-size="13pt" fo:font-weight="normal" officeooo:rsid="00119afa" officeooo:paragraph-rsid="00606ac9" style:font-size-asian="13pt" style:font-weight-asian="normal" style:font-size-complex="13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color="#ce181e" style:font-name="Liberation Sans" fo:font-size="13pt" fo:font-weight="normal" officeooo:rsid="002697cc" officeooo:paragraph-rsid="005989a3" style:font-size-asian="13pt" style:font-weight-asian="normal" style:font-size-complex="13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color="#ce181e" style:font-name="Liberation Mono" fo:font-size="13pt" fo:font-weight="normal" officeooo:rsid="002697cc" officeooo:paragraph-rsid="005989a3" style:font-size-asian="13pt" style:font-weight-asian="normal" style:font-size-complex="13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color="#ce181e" style:font-name="Liberation Mono" fo:font-size="13pt" fo:font-weight="normal" officeooo:rsid="002697cc" officeooo:paragraph-rsid="00271dbd" style:font-size-asian="13pt" style:font-weight-asian="normal" style:font-size-complex="13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color="#ce181e" style:font-name="Liberation Mono" fo:font-size="13pt" fo:font-weight="normal" officeooo:rsid="002697cc" officeooo:paragraph-rsid="002697cc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Mono" fo:font-size="13pt" fo:font-weight="normal" officeooo:rsid="000b2cc6" officeooo:paragraph-rsid="0062454a" style:font-size-asian="13pt" style:font-weight-asian="normal" style:font-size-complex="13pt" style:font-weight-complex="normal"/>
    </style:style>
    <style:style style:name="T1" style:family="text">
      <style:text-properties style:font-name="Liberation Mono"/>
    </style:style>
    <style:style style:name="T2" style:family="text">
      <style:text-properties officeooo:rsid="000e9ff6"/>
    </style:style>
    <style:style style:name="T3" style:family="text">
      <style:text-properties fo:color="#009598"/>
    </style:style>
    <style:style style:name="T4" style:family="text">
      <style:text-properties fo:color="#5c2d91" fo:font-style="italic" style:font-style-asian="italic" style:font-style-complex="italic"/>
    </style:style>
    <style:style style:name="T5" style:family="text">
      <style:text-properties fo:color="#5c2d91" fo:font-style="italic" officeooo:rsid="0062454a" style:font-style-asian="italic" style:font-style-complex="italic"/>
    </style:style>
    <style:style style:name="T6" style:family="text">
      <style:text-properties fo:color="#5c2d91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4b49b" style:font-style-asian="italic" style:font-style-complex="italic"/>
    </style:style>
    <style:style style:name="T9" style:family="text">
      <style:text-properties fo:font-style="italic" officeooo:rsid="0062454a" style:font-style-asian="italic" style:font-style-complex="italic"/>
    </style:style>
    <style:style style:name="T10" style:family="text">
      <style:text-properties fo:color="#579835"/>
    </style:style>
    <style:style style:name="T11" style:family="text">
      <style:text-properties fo:color="#00599d"/>
    </style:style>
    <style:style style:name="T12" style:family="text">
      <style:text-properties fo:color="#00599d" style:font-name="Liberation Mono"/>
    </style:style>
    <style:style style:name="T13" style:family="text">
      <style:text-properties fo:color="#00599d" style:font-name="Liberation Mono" fo:font-size="11pt" style:font-size-asian="11pt" style:font-size-complex="11pt"/>
    </style:style>
    <style:style style:name="T14" style:family="text">
      <style:text-properties fo:color="#00599d" style:font-name="Liberation Mono" fo:font-size="11pt" officeooo:rsid="002b1fa7" style:font-size-asian="11pt" style:font-size-complex="11pt"/>
    </style:style>
    <style:style style:name="T15" style:family="text">
      <style:text-properties fo:color="#00599d" style:font-name="Liberation Mono" fo:font-size="11pt" officeooo:rsid="00293a0a" style:font-size-asian="11pt" style:font-size-complex="11pt"/>
    </style:style>
    <style:style style:name="T16" style:family="text">
      <style:text-properties fo:color="#00599d" style:font-name="Liberation Mono" fo:font-size="11pt" officeooo:rsid="0024b49b" style:font-size-asian="11pt" style:font-size-complex="11pt"/>
    </style:style>
    <style:style style:name="T17" style:family="text">
      <style:text-properties fo:color="#00599d" style:font-name="Liberation Mono" fo:font-size="11pt" officeooo:rsid="004bfbc7" style:font-size-asian="11pt" style:font-size-complex="11pt"/>
    </style:style>
    <style:style style:name="T18" style:family="text">
      <style:text-properties fo:color="#00599d" style:font-name="Liberation Mono" fo:font-size="11pt" officeooo:rsid="004e3df1" style:font-size-asian="11pt" style:font-size-complex="11pt"/>
    </style:style>
    <style:style style:name="T19" style:family="text">
      <style:text-properties fo:color="#00599d" style:font-name="Liberation Mono" fo:font-size="11pt" officeooo:rsid="005989a3" style:font-size-asian="11pt" style:font-size-complex="11pt"/>
    </style:style>
    <style:style style:name="T20" style:family="text">
      <style:text-properties fo:color="#00599d" style:font-name="Liberation Mono" fo:font-size="11pt" fo:font-style="normal" officeooo:rsid="0024b49b" style:font-size-asian="11pt" style:font-style-asian="normal" style:font-size-complex="11pt" style:font-style-complex="normal"/>
    </style:style>
    <style:style style:name="T21" style:family="text">
      <style:text-properties fo:color="#00599d" style:font-name="Liberation Mono" fo:font-size="11pt" fo:font-style="italic" officeooo:rsid="0024b49b" style:font-size-asian="11pt" style:font-style-asian="italic" style:font-size-complex="11pt" style:font-style-complex="italic"/>
    </style:style>
    <style:style style:name="T22" style:family="text">
      <style:text-properties fo:color="#00599d" fo:font-size="11pt" style:font-size-asian="11pt" style:font-size-complex="11pt"/>
    </style:style>
    <style:style style:name="T23" style:family="text">
      <style:text-properties fo:color="#00599d" fo:font-size="11pt" officeooo:rsid="0024b49b" style:font-size-asian="11pt" style:font-size-complex="11pt"/>
    </style:style>
    <style:style style:name="T24" style:family="text">
      <style:text-properties fo:color="#00599d" fo:font-size="11pt" officeooo:rsid="005989a3" style:font-size-asian="11pt" style:font-size-complex="11pt"/>
    </style:style>
    <style:style style:name="T25" style:family="text">
      <style:text-properties fo:color="#ef413d"/>
    </style:style>
    <style:style style:name="T26" style:family="text">
      <style:text-properties officeooo:rsid="0012a2ca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50108" style:font-weight-asian="normal" style:font-weight-complex="normal"/>
    </style:style>
    <style:style style:name="T29" style:family="text">
      <style:text-properties fo:color="#000000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weight="normal" officeooo:rsid="00150108" style:font-weight-asian="normal" style:font-weight-complex="normal"/>
    </style:style>
    <style:style style:name="T32" style:family="text">
      <style:text-properties fo:color="#000000" officeooo:rsid="00158738"/>
    </style:style>
    <style:style style:name="T33" style:family="text">
      <style:text-properties fo:color="#000000" officeooo:rsid="00182e04"/>
    </style:style>
    <style:style style:name="T34" style:family="text">
      <style:text-properties fo:color="#000000" fo:font-style="italic" style:font-style-asian="italic" style:font-style-complex="italic"/>
    </style:style>
    <style:style style:name="T35" style:family="text">
      <style:text-properties fo:color="#000000" fo:font-style="italic" officeooo:rsid="0024b49b" style:font-style-asian="italic" style:font-style-complex="italic"/>
    </style:style>
    <style:style style:name="T36" style:family="text">
      <style:text-properties fo:color="#000000" fo:font-style="italic" officeooo:rsid="00270708" style:font-style-asian="italic" style:font-style-complex="italic"/>
    </style:style>
    <style:style style:name="T37" style:family="text">
      <style:text-properties fo:color="#000000" fo:font-style="italic" style:text-underline-style="none" style:font-size-asian="13pt" style:font-style-asian="italic" style:font-name-complex="Liberation Sans1" style:font-style-complex="italic"/>
    </style:style>
    <style:style style:name="T38" style:family="text">
      <style:text-properties fo:color="#000000" style:font-name="Liberation Sans" officeooo:rsid="00270708"/>
    </style:style>
    <style:style style:name="T39" style:family="text">
      <style:text-properties fo:color="#000000" style:font-name="Liberation Sans" fo:font-style="italic" officeooo:rsid="00270708" style:font-style-asian="italic" style:font-style-complex="italic"/>
    </style:style>
    <style:style style:name="T40" style:family="text">
      <style:text-properties fo:color="#000000" style:font-name="Liberation Sans" style:font-size-asian="11.3500003814697pt"/>
    </style:style>
    <style:style style:name="T41" style:family="text">
      <style:text-properties fo:color="#000000" style:font-name="Liberation Sans" officeooo:rsid="003d59cd" style:font-size-asian="11.3500003814697pt"/>
    </style:style>
    <style:style style:name="T42" style:family="text">
      <style:text-properties fo:color="#000000" style:font-name="Liberation Sans" fo:font-size="11pt" style:font-size-asian="11.3500003814697pt" style:font-size-complex="11pt"/>
    </style:style>
    <style:style style:name="T43" style:family="text">
      <style:text-properties fo:color="#000000" style:font-name="Liberation Sans" fo:font-style="normal" officeooo:rsid="0024b49b" style:font-size-asian="11.3500003814697pt" style:font-style-asian="normal" style:font-style-complex="normal"/>
    </style:style>
    <style:style style:name="T44" style:family="text">
      <style:text-properties fo:color="#000000" style:font-name="Liberation Mono"/>
    </style:style>
    <style:style style:name="T45" style:family="text">
      <style:text-properties fo:color="#000000" officeooo:rsid="00270708"/>
    </style:style>
    <style:style style:name="T46" style:family="text">
      <style:text-properties fo:color="#000000" style:text-underline-style="none" style:font-size-asian="13pt" style:font-name-complex="Liberation Sans1"/>
    </style:style>
    <style:style style:name="T47" style:family="text">
      <style:text-properties fo:color="#000000" fo:font-style="normal" style:text-underline-style="none" style:font-size-asian="13pt" style:font-style-asian="normal" style:font-name-complex="Liberation Sans1" style:font-style-complex="normal"/>
    </style:style>
    <style:style style:name="T48" style:family="text">
      <style:text-properties fo:color="#000000" fo:font-style="normal" style:text-underline-style="none" fo:font-weight="bold" style:font-size-asian="13pt" style:font-style-asian="normal" style:font-weight-asian="bold" style:font-name-complex="Liberation Sans1" style:font-style-complex="normal" style:font-weight-complex="bold"/>
    </style:style>
    <style:style style:name="T49" style:family="text">
      <style:text-properties fo:color="#000000" fo:font-style="normal" officeooo:rsid="0024b49b" style:font-size-asian="11.3500003814697pt" style:font-style-asian="normal" style:font-style-complex="normal"/>
    </style:style>
    <style:style style:name="T50" style:family="text">
      <style:text-properties officeooo:rsid="001cbd9d"/>
    </style:style>
    <style:style style:name="T51" style:family="text">
      <style:text-properties style:font-size-asian="12.25pt" style:font-weight-asian="bold" style:font-size-complex="14pt" style:font-weight-complex="bold"/>
    </style:style>
    <style:style style:name="T52" style:family="text">
      <style:text-properties officeooo:rsid="001cbd9d" style:font-size-asian="12.25pt" style:font-weight-asian="bold" style:font-size-complex="14pt" style:font-weight-complex="bold"/>
    </style:style>
    <style:style style:name="T53" style:family="text">
      <style:text-properties fo:color="#ce181e"/>
    </style:style>
    <style:style style:name="T54" style:family="text">
      <style:text-properties fo:color="#ce181e" style:font-name="Liberation Mono"/>
    </style:style>
    <style:style style:name="T55" style:family="text">
      <style:text-properties fo:color="#ce181e" officeooo:rsid="0025b448"/>
    </style:style>
    <style:style style:name="T56" style:family="text">
      <style:text-properties officeooo:rsid="0024b49b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color="#1c3687" style:font-name="Liberation Mono" fo:font-size="11pt" style:font-size-asian="11pt" style:font-size-complex="11pt"/>
    </style:style>
    <style:style style:name="T59" style:family="text">
      <style:text-properties fo:color="#1c3687" officeooo:rsid="0025b448"/>
    </style:style>
    <style:style style:name="T60" style:family="text">
      <style:text-properties fo:color="#1c3687" style:font-name="Liberation Sans" officeooo:rsid="0025b448"/>
    </style:style>
    <style:style style:name="T61" style:family="text">
      <style:text-properties style:font-name="Liberation Sans"/>
    </style:style>
    <style:style style:name="T62" style:family="text">
      <style:text-properties style:font-name="Liberation Sans" officeooo:rsid="0025b448"/>
    </style:style>
    <style:style style:name="T63" style:family="text">
      <style:text-properties style:font-name="Liberation Sans" fo:font-size="11pt" style:font-size-asian="11pt" style:font-size-complex="11pt"/>
    </style:style>
    <style:style style:name="T64" style:family="text">
      <style:text-properties style:font-name="Liberation Sans" fo:font-style="italic" style:font-style-asian="italic" style:font-style-complex="italic"/>
    </style:style>
    <style:style style:name="T65" style:family="text">
      <style:text-properties style:font-name="Liberation Sans" officeooo:rsid="005989a3"/>
    </style:style>
    <style:style style:name="T66" style:family="text">
      <style:text-properties style:font-name="Liberation Sans" fo:font-style="normal" officeooo:rsid="0024b49b" style:font-size-asian="11.3500003814697pt" style:font-style-asian="normal" style:font-style-complex="normal"/>
    </style:style>
    <style:style style:name="T67" style:family="text">
      <style:text-properties officeooo:rsid="0025b448"/>
    </style:style>
    <style:style style:name="T68" style:family="text">
      <style:text-properties fo:font-style="normal" officeooo:rsid="0024b49b" style:font-size-asian="11.3500003814697pt" style:font-style-asian="normal" style:font-style-complex="normal"/>
    </style:style>
    <style:style style:name="T69" style:family="text">
      <style:text-properties officeooo:rsid="00293a0a"/>
    </style:style>
    <style:style style:name="T70" style:family="text">
      <style:text-properties officeooo:rsid="002b1fa7"/>
    </style:style>
    <style:style style:name="T71" style:family="text">
      <style:text-properties officeooo:rsid="003725c0"/>
    </style:style>
    <style:style style:name="T72" style:family="text">
      <style:text-properties officeooo:rsid="004bfbc7"/>
    </style:style>
    <style:style style:name="T73" style:family="text">
      <style:text-properties officeooo:rsid="005192d3"/>
    </style:style>
    <style:style style:name="T74" style:family="text">
      <style:text-properties officeooo:rsid="0051ce02"/>
    </style:style>
    <style:style style:name="T75" style:family="text">
      <style:text-properties officeooo:rsid="0062454a"/>
    </style:style>
    <style:style style:name="T76" style:family="text">
      <style:text-properties fo:color="#bcaed5" fo:font-style="italic" officeooo:rsid="0062454a" style:font-style-asian="italic" style:font-style-complex="italic"/>
    </style:style>
    <style:style style:name="T77" style:family="text">
      <style:text-properties officeooo:rsid="0062d90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ΕΡΓΑΣΙΑ 3</text:p>
      <text:p text:style-name="P3">ΒΡΟΧΟΙ</text:p>
      <text:p text:style-name="P1"/>
      <text:p text:style-name="P1"/>
      <text:p text:style-name="P4">Χρήστος Μαργιώλης – Εργαστηριακό Τμήμα 9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Θεωρητικές ερωτήσεις</text:p>
      <text:p text:style-name="P5"/>
      <text:p text:style-name="P6">1.1.<text:tab/>Τί είναι οι επαναληπτικές δομές (βρόχοι);</text:p>
      <text:p text:style-name="P12"/>
      <text:p text:style-name="P13">Οι επαναληπτικές δομές (loops) χρησιμοποιούνται για την εκτέλεση ενός block <text:span text:style-name="T71">εντολών</text:span> πάνω από μια φορές, ώσπου η συνθήκη η οποία επιτρέπει στις εντολές να εκτελεστούν να γίνει ψευδής. </text:p>
      <text:p text:style-name="P12"/>
      <text:p text:style-name="P6">1.2<text:tab/>.<text:tab/>Ποιές επαναληπτικές δομές γνωρίζετε στην γλώσσα C;</text:p>
      <text:p text:style-name="P12"/>
      <text:p text:style-name="P14"><text:span text:style-name="T13">for</text:span><text:span text:style-name="T42">, </text:span><text:span text:style-name="T13">while</text:span><text:span text:style-name="T40">, </text:span><text:span text:style-name="T41">και </text:span><text:span text:style-name="T13">do-while</text:span><text:span text:style-name="T40">.</text:span></text:p>
      <text:p text:style-name="P12"/>
      <text:p text:style-name="P6">1.3<text:tab/>.<text:tab/>Πώς σχετίζονται μεταξύ τους;</text:p>
      <text:p text:style-name="P10"/>
      <text:p text:style-name="P15">Και οι 3 δομές εκτελούν ακριβώς την <text:span text:style-name="T73">ίδια </text:span>εργασία. Η διαφορά είναι ανάμεσα στην <text:span text:style-name="T13">do-while</text:span> και στις άλλες 2 δομές (<text:span text:style-name="T18">for</text:span> και <text:span text:style-name="T18">while</text:span>). Η <text:span text:style-name="T13">do-while</text:span> εκτελεί <text:span text:style-name="T7">πρώτα μια φορά</text:span> το block εντολών που περιέχει και στο τέλος ελέγχει αν η συνθήκη επανάληψης είναι αληθής <text:span text:style-name="T74">ή όχι</text:span>, και έτσι, ξαναεκτελείται ή τερματίζεται. Η <text:span text:style-name="T13">for</text:span> και η <text:span text:style-name="T13">while</text:span> πρώτα ελέγχουν αν η συνθήκη επανάληψης είναι αληθής <text:span text:style-name="T74">ή ψευδής </text:span>και έπειτα εκτελούνται <text:span text:style-name="T74">(ή δεν εκτελούνται)</text:span> <text:span text:style-name="T73">τα block εντολών που περιέχουν</text:span>.</text:p>
      <text:p text:style-name="P10"/>
      <text:p text:style-name="P8">2.1.<text:tab/>Περιγράψτε την δομή επανάληψης «for».</text:p>
      <text:p text:style-name="P11"/>
      <text:p text:style-name="P23">Η σύνταξη της <text:span text:style-name="T13">for</text:span> είναι η εξής: <text:span text:style-name="T13">for(αρχικοποίηση τιμής επανάληψης (initialization); συνθήκη (condition); αύξηση/μείωση τιμής επανάληψης (increment/decrement)</text:span>.</text:p>
      <text:p text:style-name="P22"/>
      <text:p text:style-name="P22">Στην <text:span text:style-name="T7">αρχικοποιήση</text:span> δίνουμε μια τιμή στην μεταβλητή που συνήθως λειτουργεί ως μετρητής στον βρόχο. Για παράδειγμα<text:span text:style-name="T13"> i = 0</text:span>.</text:p>
      <text:p text:style-name="P22"/>
      <text:p text:style-name="P22">Στην <text:span text:style-name="T7">συνθήκη</text:span> γράφουμε μια συνθήκη η οποία όσο είναι αληθής επιτρέπει στον βρόχο να εκτελεστεί. Για παράδειγμα <text:span text:style-name="T13">i &lt; 10</text:span>.</text:p>
      <text:p text:style-name="P22"/>
      <text:p text:style-name="P22">Στην <text:span text:style-name="T7">αύξηση/μείωση</text:span> τροποποιούμε τον μετρητή. Για παράδειγμα <text:span text:style-name="T13">i++</text:span>.</text:p>
      <text:p text:style-name="P22"/>
      <text:p text:style-name="P22">Με τα παραπάνω παραδείγματα έχουμε την <text:span text:style-name="T72">δομή</text:span></text:p>
      <text:p text:style-name="P22"/>
      <text:p text:style-name="P24">for(i = 0; i &lt; 10; i++)</text:p>
      <text:p text:style-name="P24">{</text:p>
      <text:p text:style-name="P24"><text:tab/>εντολές;</text:p>
      <text:p text:style-name="P24">} </text:p>
      <text:p text:style-name="P22"/>
      <text:p text:style-name="P22">Οι εντολές που βρίσκονται μέσα στην επανάληψη θα εκτελεστούν όσο το <text:span text:style-name="T13">i </text:span>είναι μικρότερο του 10, και εφοσον το <text:span text:style-name="T13">i</text:span> αυξάνεται σε κάθε επανάληψη κατα 1 (<text:span text:style-name="T13">i++</text:span>) και η αρχική του τιμή είναι 0, η επανάληψη θα γίνει 10 φορές. <text:span text:style-name="T72">Μετά τις 10 φορές, η συνθήκη θα είναι ψευδής και έτσι το πρόγραμμα θα προχωρήσει την λειτουργία του.</text:span></text:p>
      <text:p text:style-name="P11"/>
      <text:p text:style-name="P8"/>
      <text:p text:style-name="P9"><text:soft-page-break/><text:span text:style-name="T52">2.</text:span><text:span text:style-name="T51">2.<text:tab/>Τί γνωρίζετε για τις εντολές «break» και «continue»;</text:span></text:p>
      <text:p text:style-name="P10"/>
      <text:p text:style-name="P16"><text:span text:style-name="T13">break</text:span>: <text:span text:style-name="T72">Χρησιμοποείται μόνο σε loops ή σε </text:span><text:span text:style-name="T17">switch</text:span><text:span text:style-name="T72">. Μόλις αυτή η εντολή εκτελεστεί από το πρόγραμμα, το loop σταματάει αμέσως. Αν η </text:span><text:span text:style-name="T17">break</text:span><text:span text:style-name="T72"> εκτελεστεί μέσα σε </text:span><text:span text:style-name="T17">switch</text:span><text:span text:style-name="T72">, σταματάει όλο το υπόλοιπο σώμα της </text:span><text:span text:style-name="T17">switch</text:span><text:span text:style-name="T72">.</text:span></text:p>
      <text:p text:style-name="P16"/>
      <text:p text:style-name="P16"><text:span text:style-name="T17">c</text:span><text:span text:style-name="T13">ontinu</text:span><text:span text:style-name="T58">e</text:span>: <text:span text:style-name="T72">Χρησιμοποείται μόνο σε loops και όταν εκτελεστεί η εντολή αυτή, το πρόγραμμα παραλείπει τις εντολές που βρίσκονται στο loop κάτω από την </text:span><text:span text:style-name="T17">continue</text:span><text:span text:style-name="T72">, <text:s/>και προχωράει στην επόμενη επανάληψη.</text:span></text:p>
      <text:p text:style-name="P6"/>
      <text:p text:style-name="P6"/>
      <text:p text:style-name="P6">Προγράμματα</text:p>
      <text:p text:style-name="P6"/>
      <text:p text:style-name="P6"><text:span text:style-name="T50">3</text:span>.1.<text:tab/>int-calcs.c <text:span text:style-name="T27">- </text:span><text:span text:style-name="T28">Άσκηση 3</text:span></text:p>
      <text:p text:style-name="P6"/>
      <text:p text:style-name="P17"><text:span text:style-name="T3">#</text:span><text:span text:style-name="T4">include</text:span> <text:span text:style-name="T3">&lt;</text:span><text:span text:style-name="T10">stdio.h</text:span><text:span text:style-name="T3">&gt;</text:span></text:p>
      <text:p text:style-name="P17"/>
      <text:p text:style-name="P17"><text:span text:style-name="T4">int</text:span> <text:span text:style-name="T11">main</text:span><text:span text:style-name="T3">(</text:span><text:span text:style-name="T4">int</text:span> <text:span text:style-name="T25">argc</text:span><text:span text:style-name="T3">,</text:span> <text:span text:style-name="T4">char</text:span> <text:span text:style-name="T3">*</text:span><text:span text:style-name="T25">argv</text:span><text:span text:style-name="T6">[]</text:span><text:span text:style-name="T3">)</text:span></text:p>
      <text:p text:style-name="P18">{</text:p>
      <text:p text:style-name="P17"><text:s text:c="4"/><text:span text:style-name="T4">int</text:span> num<text:span text:style-name="T3">,</text:span> averPos<text:span text:style-name="T3">,</text:span> sqrOdd<text:span text:style-name="T3">;</text:span></text:p>
      <text:p text:style-name="P17"><text:s text:c="4"/><text:span text:style-name="T4">int</text:span> sumPos <text:span text:style-name="T3">=</text:span> <text:span text:style-name="T25">0</text:span><text:span text:style-name="T3">,</text:span> numPos <text:span text:style-name="T3">=</text:span> <text:span text:style-name="T25">0</text:span><text:span text:style-name="T3">,</text:span> numEven <text:span text:style-name="T3">=</text:span> <text:span text:style-name="T25">0</text:span><text:span text:style-name="T3">,</text:span> prodNeg <text:span text:style-name="T3">=</text:span> <text:span text:style-name="T25">1</text:span><text:span text:style-name="T3">;</text:span></text:p>
      <text:p text:style-name="P17"/>
      <text:p text:style-name="P17"><text:s text:c="4"/><text:span text:style-name="T4">do</text:span></text:p>
      <text:p text:style-name="P17"><text:s text:c="4"/><text:span text:style-name="T3">{</text:span></text:p>
      <text:p text:style-name="P17"><text:s text:c="8"/><text:span text:style-name="T11">printf</text:span><text:span text:style-name="T3">("</text:span><text:span text:style-name="T10">Number:</text:span> <text:span text:style-name="T3">");</text:span></text:p>
      <text:p text:style-name="P17"><text:s text:c="8"/><text:span text:style-name="T11">scanf</text:span><text:span text:style-name="T3">("</text:span>%d<text:span text:style-name="T3">",</text:span> <text:span text:style-name="T3">&amp;</text:span>num<text:span text:style-name="T3">);</text:span></text:p>
      <text:p text:style-name="P17"/>
      <text:p text:style-name="P17"><text:s text:c="8"/><text:span text:style-name="T4">if</text:span> <text:span text:style-name="T3">(</text:span>num <text:span text:style-name="T3">&gt;</text:span> <text:span text:style-name="T25">0</text:span><text:span text:style-name="T3">)</text:span></text:p>
      <text:p text:style-name="P17"><text:s text:c="8"/><text:span text:style-name="T3">{</text:span></text:p>
      <text:p text:style-name="P17"><text:s text:c="12"/>sumPos <text:span text:style-name="T3">+=</text:span> num<text:span text:style-name="T3">;</text:span></text:p>
      <text:p text:style-name="P17"><text:s text:c="12"/>numPos <text:span text:style-name="T3">+=</text:span> <text:span text:style-name="T25">1</text:span><text:span text:style-name="T3">;</text:span></text:p>
      <text:p text:style-name="P17"/>
      <text:p text:style-name="P17"/>
      <text:p text:style-name="P17"><text:s text:c="12"/><text:span text:style-name="T4">if</text:span> <text:span text:style-name="T3">(</text:span>num <text:span text:style-name="T3">%</text:span> <text:span text:style-name="T25">2</text:span> <text:span text:style-name="T3">!=</text:span> <text:span text:style-name="T25">0</text:span><text:span text:style-name="T3">)</text:span></text:p>
      <text:p text:style-name="P17"><text:s text:c="12"/><text:span text:style-name="T3">{</text:span></text:p>
      <text:p text:style-name="P17"><text:s text:c="16"/>sqrOdd <text:span text:style-name="T3">=</text:span> num <text:span text:style-name="T3">*</text:span> num<text:span text:style-name="T3">;</text:span></text:p>
      <text:p text:style-name="P17"><text:s text:c="16"/><text:span text:style-name="T11">printf</text:span><text:span text:style-name="T3">("</text:span><text:span text:style-name="T10">Square of odd number</text:span> %d<text:span text:style-name="T10">:</text:span> %d<text:span text:style-name="T3">\n",</text:span> num<text:span text:style-name="T3">,</text:span> sqrOdd<text:span text:style-name="T3">);</text:span></text:p>
      <text:p text:style-name="P17"><text:s text:c="12"/><text:span text:style-name="T3">}</text:span></text:p>
      <text:p text:style-name="P17"><text:s text:c="12"/><text:span text:style-name="T4">else</text:span></text:p>
      <text:p text:style-name="P17"><text:s text:c="16"/>numEven <text:span text:style-name="T3">+=</text:span> <text:span text:style-name="T25">1</text:span><text:span text:style-name="T3">;</text:span></text:p>
      <text:p text:style-name="P17"><text:s text:c="8"/><text:span text:style-name="T3">}</text:span></text:p>
      <text:p text:style-name="P17"><text:s text:c="8"/><text:span text:style-name="T4">else if</text:span> <text:span text:style-name="T3">(</text:span>num <text:span text:style-name="T3">&lt;</text:span> <text:span text:style-name="T25">0</text:span><text:span text:style-name="T3">)</text:span></text:p>
      <text:p text:style-name="P17"><text:s text:c="12"/>prodNeg <text:span text:style-name="T3">*=</text:span> num<text:span text:style-name="T3">;</text:span></text:p>
      <text:p text:style-name="P17"><text:s text:c="4"/><text:span text:style-name="T3">}</text:span></text:p>
      <text:p text:style-name="P17"><text:s text:c="4"/><text:span text:style-name="T4">while</text:span> <text:span text:style-name="T3">(</text:span>num <text:span text:style-name="T3">!=</text:span> 0<text:span text:style-name="T3">);</text:span></text:p>
      <text:p text:style-name="P17"/>
      <text:p text:style-name="P17"><text:s text:c="4"/>averPos <text:span text:style-name="T3">=</text:span> sumPos <text:span text:style-name="T3">/</text:span> numPos<text:span text:style-name="T3">;</text:span></text:p>
      <text:p text:style-name="P17"><text:soft-page-break/></text:p>
      <text:p text:style-name="P17"><text:s text:c="4"/><text:span text:style-name="T11">printf</text:span><text:span text:style-name="T3">("</text:span><text:span text:style-name="T10">Average value of positive numbers:</text:span> %d<text:span text:style-name="T3">\n",</text:span> averPos<text:span text:style-name="T3">);</text:span></text:p>
      <text:p text:style-name="P17"><text:s text:c="4"/><text:span text:style-name="T11">printf</text:span><text:span text:style-name="T3">("</text:span><text:span text:style-name="T10">Product of negative numbers:</text:span> %d<text:span text:style-name="T3">\n",</text:span> prodNeg<text:span text:style-name="T3">);</text:span></text:p>
      <text:p text:style-name="P17"><text:s text:c="4"/><text:span text:style-name="T11">printf</text:span><text:span text:style-name="T3">("</text:span><text:span text:style-name="T10">Number of even numbers:</text:span> %d<text:span text:style-name="T3">\n",</text:span> numEven<text:span text:style-name="T3">);</text:span></text:p>
      <text:p text:style-name="P17"/>
      <text:p text:style-name="P17"><text:s text:c="4"/><text:span text:style-name="T4">return</text:span> <text:span text:style-name="T25">0</text:span><text:span text:style-name="T3">;</text:span></text:p>
      <text:p text:style-name="P18">}</text:p>
      <text:p text:style-name="P18"/>
      <text:p text:style-name="P19"><text:span text:style-name="T50">3.2.<text:tab/></text:span>Περιγραφή υλοποίησης άσκησης <text:span text:style-name="T26">3</text:span></text:p>
      <text:p text:style-name="P19"/>
      <text:list xml:id="list798840670" text:style-name="L1">
        <text:list-item>
          <text:p text:style-name="P26">Μεταβλητές</text:p>
          <text:p text:style-name="P27"/>
          <text:p text:style-name="P45"><text:span text:style-name="T1">num</text:span><text:span text:style-name="T29">: Ακέραιος </text:span><text:span text:style-name="T34">που δίνεται από τον χρήστη κάθε φορά</text:span></text:p>
          <text:p text:style-name="P45"><text:span text:style-name="T1">averPos</text:span><text:span text:style-name="T29">: Μέσος όρος των ακεραίων</text:span></text:p>
          <text:p text:style-name="P45"><text:span text:style-name="T1">sqrOdd</text:span><text:span text:style-name="T29">: Ρίζα περιττού αριθμού</text:span></text:p>
          <text:p text:style-name="P45"><text:span text:style-name="T1">sumPos</text:span><text:span text:style-name="T29">: Άθροισμα θετικών αριθμών</text:span></text:p>
          <text:p text:style-name="P45"><text:span text:style-name="T1">numPos</text:span><text:span text:style-name="T29">: Πλήθος </text:span><text:span text:style-name="T33">θετικών αριθμών</text:span></text:p>
          <text:p text:style-name="P45"><text:span text:style-name="T1">numEven</text:span><text:span text:style-name="T29">: Πλήθος </text:span><text:span text:style-name="T32">α</text:span><text:span text:style-name="T29">ρτ</text:span><text:span text:style-name="T32">ί</text:span><text:span text:style-name="T29">ων αριθμών</text:span></text:p>
          <text:p text:style-name="P45"><text:span text:style-name="T1">prodNeg</text:span><text:span text:style-name="T29">: Γινόμενο αρνητικών αριθμών</text:span></text:p>
          <text:p text:style-name="P26"/>
        </text:list-item>
        <text:list-item>
          <text:p text:style-name="P26">Λειτουργία του προγράμματος</text:p>
          <text:p text:style-name="P27"/>
          <text:p text:style-name="P29">Αρχικά δίνεται από τον χρήστη ένας ακέραιος αριθμός και στην συνέχεια ελέγχει αν είναι θετικός ή αρνητικός. Αν είναι θετικός, αυξάνεται το πλήθος και το άθροισμα των θετικών, και κάνει έναν επιπλέον έλεγχο για να βρεθεί αν ο αριθμός είναι περιττός ή άρτιος. Στην περίπτωση που είναι περιττός, υπολογίζεται και εμφανίζεται το τετράγωνο αυτού του αριθμού, και αν είναι άρτιος, αυξάνεται το πλήθος των αρτίων αριθμών. Αν ο αριθμός είναι αρνητικός, ο αριθμός πολλαπλασιάζεται στην μεταβλητή που υπολογίζει το γινόμενο των αρνητικών αριθμών. Τέλος, η επανάληψη αυτή συνεχίζεται μέχρι ο χρήστης να δώσει το 0 ως αριθμό, και αφού τελειώση η επανάληψη, βρίσκεται ο μέσος όρος των θετικών αριθμών.</text:p>
          <text:p text:style-name="P46"/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50">4</text:span>.<text:span text:style-name="T50">1.</text:span><text:tab/>shapes.c <text:span text:style-name="T27">- </text:span><text:span text:style-name="T28">Άσκηση 4</text:span></text:p>
      <text:p text:style-name="P6"/>
      <text:p text:style-name="P17"><text:span text:style-name="T3">#</text:span><text:span text:style-name="T4">include</text:span> <text:span text:style-name="T3">&lt;</text:span><text:span text:style-name="T10">stdio.h</text:span><text:span text:style-name="T3">&gt;</text:span></text:p>
      <text:p text:style-name="P17"/>
      <text:p text:style-name="P17"><text:span text:style-name="T4">int</text:span> <text:span text:style-name="T11">main</text:span><text:span text:style-name="T3">(</text:span><text:span text:style-name="T4">int</text:span> <text:span text:style-name="T25">argc</text:span><text:span text:style-name="T3">,</text:span> <text:span text:style-name="T4">char</text:span> <text:span text:style-name="T3">*</text:span><text:span text:style-name="T25">argv</text:span><text:span text:style-name="T6">[]</text:span><text:span text:style-name="T3">)</text:span></text:p>
      <text:p text:style-name="P18">{</text:p>
      <text:p text:style-name="P17"><text:s text:c="4"/><text:span text:style-name="T4">int</text:span> row<text:span text:style-name="T3">,</text:span> rowsTotal<text:span text:style-name="T3">,</text:span> col<text:span text:style-name="T3">,</text:span> colsTotal<text:span text:style-name="T3">,</text:span> spaces<text:span text:style-name="T3">;</text:span></text:p>
      <text:p text:style-name="P17"><text:s text:c="4"/></text:p>
      <text:p text:style-name="P17"><text:s text:c="4"/><text:span text:style-name="T11">printf</text:span><text:span text:style-name="T3">("</text:span><text:span text:style-name="T10">How many rows?:</text:span> <text:span text:style-name="T3">");</text:span></text:p>
      <text:p text:style-name="P17"><text:s text:c="4"/><text:span text:style-name="T11">scanf</text:span><text:span text:style-name="T3">("</text:span>%d<text:span text:style-name="T3">",</text:span> <text:span text:style-name="T3">&amp;</text:span>rowsTotal<text:span text:style-name="T3">);</text:span></text:p>
      <text:p text:style-name="P17"><text:s text:c="4"/>colsTotal <text:span text:style-name="T3">=</text:span> rowsTotal<text:span text:style-name="T3">;</text:span></text:p>
      <text:p text:style-name="P17"/>
      <text:p text:style-name="P17"><text:s text:c="4"/><text:span text:style-name="T11">printf</text:span><text:span text:style-name="T3">("\n");</text:span></text:p>
      <text:p text:style-name="P17"><text:s text:c="4"/></text:p>
      <text:p text:style-name="P17"><text:s text:c="4"/><text:span text:style-name="T4">for</text:span> <text:span text:style-name="T3">(</text:span>row <text:span text:style-name="T3">=</text:span> <text:span text:style-name="T25">0</text:span><text:span text:style-name="T3">;</text:span> row <text:span text:style-name="T3">&lt;</text:span> rowsTotal<text:span text:style-name="T3">;</text:span> row<text:span text:style-name="T3">++)</text:span></text:p>
      <text:p text:style-name="P17"><text:s text:c="4"/><text:span text:style-name="T3">{</text:span></text:p>
      <text:p text:style-name="P17"><text:s text:c="8"/><text:span text:style-name="T11">printf</text:span><text:span text:style-name="T3">("</text:span><text:span text:style-name="T10">*</text:span><text:span text:style-name="T3">\n");</text:span></text:p>
      <text:p text:style-name="P17"><text:s text:c="8"/><text:span text:style-name="T4">for</text:span> <text:span text:style-name="T3">(</text:span>col <text:span text:style-name="T3">=</text:span> row<text:span text:style-name="T3">+</text:span><text:span text:style-name="T25">1</text:span><text:span text:style-name="T3">;</text:span> col <text:span text:style-name="T3">&gt;</text:span> <text:span text:style-name="T25">0</text:span><text:span text:style-name="T3">;</text:span> col<text:span text:style-name="T3">--)</text:span></text:p>
      <text:p text:style-name="P17"><text:s text:c="8"/><text:span text:style-name="T3">{</text:span></text:p>
      <text:p text:style-name="P17"><text:s text:c="12"/><text:span text:style-name="T4">if</text:span> <text:span text:style-name="T3">(</text:span>row<text:span text:style-name="T3">+</text:span><text:span text:style-name="T25">1</text:span> <text:span text:style-name="T3">&lt;</text:span> colsTotal<text:span text:style-name="T3">)</text:span></text:p>
      <text:p text:style-name="P17"><text:s text:c="16"/><text:span text:style-name="T11">printf</text:span><text:span text:style-name="T3">("</text:span><text:span text:style-name="T10">*</text:span><text:span text:style-name="T3">");</text:span></text:p>
      <text:p text:style-name="P17"><text:s text:c="8"/><text:span text:style-name="T3">}</text:span></text:p>
      <text:p text:style-name="P17"><text:s text:c="4"/><text:span text:style-name="T3">}</text:span></text:p>
      <text:p text:style-name="P17"/>
      <text:p text:style-name="P17"><text:s text:c="4"/><text:span text:style-name="T11">printf</text:span><text:span text:style-name="T3">("\n");</text:span></text:p>
      <text:p text:style-name="P17"/>
      <text:p text:style-name="P17"><text:s text:c="4"/><text:span text:style-name="T4">for</text:span> <text:span text:style-name="T3">(</text:span>row <text:span text:style-name="T3">=</text:span> <text:span text:style-name="T25">0</text:span><text:span text:style-name="T3">;</text:span> row <text:span text:style-name="T3">&lt;</text:span> rowsTotal<text:span text:style-name="T3">;</text:span> row<text:span text:style-name="T3">++)</text:span></text:p>
      <text:p text:style-name="P17"><text:s text:c="4"/><text:span text:style-name="T3">{</text:span></text:p>
      <text:p text:style-name="P17"><text:s text:c="8"/><text:span text:style-name="T4">for</text:span> <text:span text:style-name="T3">(</text:span>col <text:span text:style-name="T3">=</text:span> row<text:span text:style-name="T3">+</text:span><text:span text:style-name="T25">1</text:span><text:span text:style-name="T3">;</text:span> col <text:span text:style-name="T3">&lt;</text:span> colsTotal<text:span text:style-name="T3">;</text:span> col<text:span text:style-name="T3">++)</text:span></text:p>
      <text:p text:style-name="P17"><text:s text:c="12"/><text:span text:style-name="T11">printf</text:span><text:span text:style-name="T3">(" ");</text:span></text:p>
      <text:p text:style-name="P17"><text:s text:c="8"/></text:p>
      <text:p text:style-name="P17"><text:s text:c="8"/><text:span text:style-name="T4">for</text:span> <text:span text:style-name="T3">(</text:span>col <text:span text:style-name="T3">=</text:span> <text:span text:style-name="T25">0</text:span><text:span text:style-name="T3">;</text:span> col <text:span text:style-name="T3">&lt;=</text:span> row<text:span text:style-name="T3">;</text:span> col<text:span text:style-name="T3">++)</text:span></text:p>
      <text:p text:style-name="P17"><text:s text:c="12"/><text:span text:style-name="T11">printf</text:span><text:span text:style-name="T3">("</text:span><text:span text:style-name="T10">*</text:span><text:span text:style-name="T3">");</text:span></text:p>
      <text:p text:style-name="P17"/>
      <text:p text:style-name="P17"><text:s text:c="8"/><text:span text:style-name="T11">printf</text:span><text:span text:style-name="T3">("\n");</text:span></text:p>
      <text:p text:style-name="P17"><text:s text:c="4"/><text:span text:style-name="T3">}</text:span></text:p>
      <text:p text:style-name="P17"/>
      <text:p text:style-name="P17"><text:s text:c="4"/><text:span text:style-name="T11">printf</text:span><text:span text:style-name="T3">("\n");</text:span></text:p>
      <text:p text:style-name="P17"/>
      <text:p text:style-name="P17"><text:s text:c="4"/>spaces <text:span text:style-name="T3">=</text:span> rowsTotal<text:span text:style-name="T3">;</text:span></text:p>
      <text:p text:style-name="P17"><text:s text:c="4"/><text:span text:style-name="T4">for</text:span> <text:span text:style-name="T3">(</text:span>row <text:span text:style-name="T3">=</text:span> <text:span text:style-name="T25">1</text:span><text:span text:style-name="T3">;</text:span> row <text:span text:style-name="T3">&lt;=</text:span> rowsTotal<text:span text:style-name="T3">;</text:span> row<text:span text:style-name="T3">++)</text:span></text:p>
      <text:p text:style-name="P17"><text:s text:c="4"/><text:span text:style-name="T3">{</text:span></text:p>
      <text:p text:style-name="P17"><text:s text:c="8"/><text:span text:style-name="T4">for</text:span> <text:span text:style-name="T3">(</text:span>col <text:span text:style-name="T3">=</text:span> <text:span text:style-name="T25">1</text:span><text:span text:style-name="T3">;</text:span> col <text:span text:style-name="T3">&lt;</text:span> spaces<text:span text:style-name="T3">;</text:span> col<text:span text:style-name="T3">++)</text:span></text:p>
      <text:p text:style-name="P17"><text:s text:c="12"/><text:span text:style-name="T11">printf</text:span><text:span text:style-name="T3">("</text:span> <text:span text:style-name="T3">");</text:span></text:p>
      <text:p text:style-name="P17"><text:s text:c="8"/></text:p>
      <text:p text:style-name="P17"><text:s text:c="8"/><text:span text:style-name="T4">for</text:span> <text:span text:style-name="T3">(</text:span>col <text:span text:style-name="T3">=</text:span> <text:span text:style-name="T25">0</text:span><text:span text:style-name="T3">;</text:span> col <text:span text:style-name="T3">&lt;</text:span> <text:span text:style-name="T25">2</text:span><text:span text:style-name="T3">*</text:span>row <text:span text:style-name="T3">-</text:span> <text:span text:style-name="T25">1</text:span><text:span text:style-name="T3">;</text:span> col<text:span text:style-name="T3">++)</text:span></text:p>
      <text:p text:style-name="P17"><text:s text:c="12"/><text:span text:style-name="T11">printf</text:span><text:span text:style-name="T3">("</text:span><text:span text:style-name="T10">*</text:span><text:span text:style-name="T3">");</text:span></text:p>
      <text:p text:style-name="P17"><text:s text:c="8"/></text:p>
      <text:p text:style-name="P17"><text:s text:c="8"/><text:span text:style-name="T11">printf</text:span><text:span text:style-name="T3">("\n");</text:span></text:p>
      <text:p text:style-name="P17"><text:soft-page-break/><text:s text:c="8"/>spaces<text:span text:style-name="T3">--;</text:span></text:p>
      <text:p text:style-name="P17"><text:s text:c="4"/><text:span text:style-name="T3">}</text:span></text:p>
      <text:p text:style-name="P17"/>
      <text:p text:style-name="P17"><text:s text:c="4"/><text:span text:style-name="T11">printf</text:span><text:span text:style-name="T3">("\n");</text:span></text:p>
      <text:p text:style-name="P17"/>
      <text:p text:style-name="P17"><text:s text:c="4"/><text:span text:style-name="T4">for</text:span> <text:span text:style-name="T3">(</text:span>row <text:span text:style-name="T3">=</text:span> <text:span text:style-name="T25">1</text:span><text:span text:style-name="T3">;</text:span> row <text:span text:style-name="T3">&lt;=</text:span> rowsTotal<text:span text:style-name="T3">;</text:span> row<text:span text:style-name="T3">++)</text:span></text:p>
      <text:p text:style-name="P17"><text:s text:c="4"/><text:span text:style-name="T3">{</text:span></text:p>
      <text:p text:style-name="P17"><text:s text:c="8"/><text:span text:style-name="T4">for</text:span> <text:span text:style-name="T3">(</text:span>col <text:span text:style-name="T3">=</text:span> <text:span text:style-name="T25">1</text:span><text:span text:style-name="T3">;</text:span> col <text:span text:style-name="T3">&lt;=</text:span> colsTotal<text:span text:style-name="T3">;</text:span> col<text:span text:style-name="T3">++)</text:span></text:p>
      <text:p text:style-name="P17"><text:s text:c="8"/><text:span text:style-name="T3">{</text:span></text:p>
      <text:p text:style-name="P17"><text:s text:c="12"/><text:span text:style-name="T4">if</text:span> <text:span text:style-name="T3">(</text:span>row <text:span text:style-name="T3">==</text:span> <text:span text:style-name="T25">1</text:span> <text:span text:style-name="T3">||</text:span> row <text:span text:style-name="T3">==</text:span> rowsTotal <text:span text:style-name="T3">||</text:span> col <text:span text:style-name="T3">==</text:span> <text:span text:style-name="T25">1</text:span> <text:span text:style-name="T3">||</text:span> col <text:span text:style-name="T3">==</text:span> colsTotal<text:span text:style-name="T3">)</text:span></text:p>
      <text:p text:style-name="P17"><text:s text:c="16"/><text:span text:style-name="T11">printf</text:span><text:span text:style-name="T3">("</text:span><text:span text:style-name="T10">*</text:span><text:span text:style-name="T3">");</text:span> <text:s text:c="15"/></text:p>
      <text:p text:style-name="P17"><text:s text:c="12"/><text:span text:style-name="T4">else</text:span> <text:span text:style-name="T4">if</text:span> <text:span text:style-name="T3">(</text:span>row <text:span text:style-name="T3">==</text:span> col <text:span text:style-name="T3">||</text:span> col <text:span text:style-name="T3">==</text:span> <text:span text:style-name="T3">(</text:span>rowsTotal <text:span text:style-name="T3">-</text:span> row <text:span text:style-name="T3">+</text:span> <text:span text:style-name="T25">1</text:span><text:span text:style-name="T3">))</text:span></text:p>
      <text:p text:style-name="P17"><text:s text:c="16"/><text:span text:style-name="T11">printf</text:span><text:span text:style-name="T3">("</text:span><text:span text:style-name="T10">·</text:span><text:span text:style-name="T3">");</text:span></text:p>
      <text:p text:style-name="P17"><text:s text:c="12"/><text:span text:style-name="T4">else</text:span></text:p>
      <text:p text:style-name="P17"><text:s text:c="16"/><text:span text:style-name="T11">printf</text:span><text:span text:style-name="T3">(" ");</text:span></text:p>
      <text:p text:style-name="P17"><text:s text:c="8"/><text:span text:style-name="T3">}</text:span></text:p>
      <text:p text:style-name="P17"/>
      <text:p text:style-name="P17"><text:s text:c="8"/><text:span text:style-name="T11">printf</text:span><text:span text:style-name="T3">("\n");</text:span></text:p>
      <text:p text:style-name="P17"><text:s text:c="4"/><text:span text:style-name="T3">}</text:span></text:p>
      <text:p text:style-name="P17"/>
      <text:p text:style-name="P17"><text:s text:c="4"/><text:span text:style-name="T11">printf</text:span><text:span text:style-name="T3">("\n");</text:span></text:p>
      <text:p text:style-name="P17"/>
      <text:p text:style-name="P17"><text:s text:c="4"/><text:span text:style-name="T4">return</text:span> <text:span text:style-name="T25">0</text:span><text:span text:style-name="T3">;</text:span></text:p>
      <text:p text:style-name="P18">}</text:p>
      <text:p text:style-name="P18"/>
      <text:p text:style-name="P18"/>
      <text:p text:style-name="P19"><text:span text:style-name="T50">4.2.<text:tab/></text:span>Περιγραφή υλοποίησης άσκησης <text:span text:style-name="T26">4</text:span></text:p>
      <text:p text:style-name="P19"/>
      <text:list xml:id="list234649419669669" text:continue-numbering="true" text:style-name="L1">
        <text:list-item>
          <text:p text:style-name="P26">Μεταβλητές</text:p>
          <text:p text:style-name="P27"/>
          <text:p text:style-name="P30"><text:span text:style-name="T12">row</text:span>: Γραμμή</text:p>
          <text:p text:style-name="P30"><text:span text:style-name="T12">rowsTotal</text:span>: Συνολικό πλήθος γραμμών <text:span text:style-name="T7">που έχουν δωθεί από τον χρήστη</text:span></text:p>
          <text:p text:style-name="P30"><text:span text:style-name="T12">col</text:span>: Στήλη</text:p>
          <text:p text:style-name="P30"><text:span text:style-name="T12">colsTotal</text:span>: Συνολικό πλήθος στηλών</text:p>
          <text:p text:style-name="P30"><text:span text:style-name="T12">spaces</text:span>: Πλήθος κενών</text:p>
          <text:p text:style-name="P30"/>
        </text:list-item>
        <text:list-item>
          <text:p text:style-name="P26">Λειτουργία του προγράμματος</text:p>
          <text:p text:style-name="P28"/>
        </text:list-item>
      </text:list>
      <text:p text:style-name="P25"><text:tab/> <text:s text:c="3"/><text:span text:style-name="T35">Για </text:span><text:span text:style-name="T21">rowsTotal</text:span><text:span text:style-name="T35"> = 5</text:span></text:p>
      <text:list xml:id="list234649645366125" text:continue-numbering="true" text:style-name="L1">
        <text:list-header>
          <text:p text:style-name="P47"/>
          <text:p text:style-name="P47"><text:span text:style-name="T1">*</text:span><text:tab/><text:tab/><text:tab/></text:p>
          <text:p text:style-name="P35"><text:span text:style-name="T1">*</text:span><text:span text:style-name="T54">*</text:span><text:span text:style-name="T53"><text:tab/><text:tab/><text:tab/><text:tab/>*</text:span> <text:span text:style-name="T56">= Ο αστερίσκος που τυπώνεται κάθε φορά στην </text:span><text:span text:style-name="T8">πρώτη </text:span><text:span text:style-name="T20">for</text:span><text:span text:style-name="T66">.</text:span></text:p>
          <text:p text:style-name="P36"><text:span text:style-name="T1">**</text:span><text:span text:style-name="T54">*<text:tab/></text:span><text:span text:style-name="T53"><text:tab/><text:tab/></text:span>* <text:span text:style-name="T56">= Οι αστερίσκοι που τυπώνονται στην </text:span><text:span text:style-name="T8">δεύτερη </text:span><text:span text:style-name="T20">for</text:span><text:span text:style-name="T66">.</text:span></text:p>
          <text:p text:style-name="P35"><text:span text:style-name="T1">***</text:span><text:span text:style-name="T54">*<text:tab/></text:span><text:span text:style-name="T53"><text:tab/><text:tab/></text:span></text:p>
          <text:p text:style-name="P37"><text:span text:style-name="T1">****</text:span><text:span text:style-name="T54">*</text:span></text:p>
          <text:p text:style-name="P48"><text:tab/><text:tab/><text:tab/><text:tab/></text:p>
          <text:p text:style-name="P38"><text:soft-page-break/><text:span text:style-name="T54">____</text:span><text:span text:style-name="T1">*</text:span><text:tab/><text:tab/><text:tab/><text:span text:style-name="T53">_ </text:span>= Τα κενά που τυπώνονται στην <text:span text:style-name="T7">πρώτη</text:span> <text:span text:style-name="T16">for</text:span><text:span text:style-name="T68">.</text:span></text:p>
          <text:p text:style-name="P38"><text:span text:style-name="T54">___</text:span><text:span text:style-name="T1">**</text:span><text:tab/><text:tab/><text:tab/>* = Οι αστερίσκοι που τυπώνονται στην <text:span text:style-name="T7">δεύτερη</text:span> <text:span text:style-name="T16">for</text:span><text:span text:style-name="T68">.</text:span><text:line-break/><text:span text:style-name="T54">__</text:span><text:span text:style-name="T1">***<text:tab/><text:tab/><text:tab/></text:span></text:p>
          <text:p text:style-name="P39"><text:span text:style-name="T54">_</text:span><text:span text:style-name="T1">****</text:span><text:tab/><text:tab/><text:tab/><text:line-break/><text:span text:style-name="T1">*****</text:span><text:tab/><text:tab/><text:tab/></text:p>
          <text:p text:style-name="P41"/>
          <text:p text:style-name="P49"><text:span text:style-name="T1">____</text:span><text:span text:style-name="T44">*</text:span><text:span text:style-name="T1">____<text:tab/>_</text:span> <text:span text:style-name="T29">= Τα κενά </text:span><text:span text:style-name="T45">που τυπώνονται στην </text:span><text:span text:style-name="T36">πρώτη</text:span><text:span text:style-name="T45"> </text:span><text:span text:style-name="T16">fo</text:span><text:span text:style-name="T19">r</text:span><text:span text:style-name="T49">.</text:span></text:p>
          <text:p text:style-name="P50">___<text:span text:style-name="T29">***</text:span>___<text:tab/><text:span text:style-name="T29">*</text:span><text:span text:style-name="T61"> </text:span><text:span text:style-name="T38">= Οι αστερίσκοι που τυπώνονται στην </text:span><text:span text:style-name="T39">δεύτερη</text:span><text:span text:style-name="T38"> </text:span><text:span text:style-name="T23">for</text:span><text:span text:style-name="T43">.</text:span></text:p>
          <text:p text:style-name="P51">__<text:span text:style-name="T29">*****</text:span>__<text:tab/></text:p>
          <text:p text:style-name="P52">_<text:span text:style-name="T29">*******</text:span>_<text:tab/></text:p>
          <text:p text:style-name="P42">*********<text:tab/><text:span text:style-name="T62">Το σχήμα αυτό δημιουργείται χρησιμοποιώντας μια επιπλέον μεταβλητή </text:span><text:span text:style-name="T65">(</text:span><text:span text:style-name="T24">spaces</text:span><text:span text:style-name="T65">) </text:span><text:span text:style-name="T62">για να μετράει το πλήθος των κενών, ωστέ να εκτυπώνει όλο και λιγότερα κενά όσο αυξάνονται οι αστερίσκοι σε κάθε νέα σειρά</text:span><text:span text:style-name="T66">.</text:span></text:p>
          <text:p text:style-name="P40"/>
          <text:p text:style-name="P43"><text:span text:style-name="T67">*****</text:span><text:span text:style-name="T62"><text:tab/><text:tab/><text:tab/></text:span><text:span text:style-name="T67">*</text:span><text:span text:style-name="T62"> </text:span><text:span text:style-name="T61">= Οι αστερίσκοι που τυπώνονται στην </text:span><text:span text:style-name="T64">πρώτη</text:span><text:span text:style-name="T61"> </text:span><text:span text:style-name="T23">for</text:span><text:span text:style-name="T66">.</text:span><text:span text:style-name="T62"><text:line-break/></text:span><text:span text:style-name="T67">*</text:span><text:span text:style-name="T59">·</text:span><text:span text:style-name="T55">_</text:span><text:span text:style-name="T59">·</text:span><text:span text:style-name="T67">*</text:span><text:span text:style-name="T62"><text:tab/><text:tab/><text:tab/></text:span><text:span text:style-name="T59">·</text:span><text:span text:style-name="T60"> </text:span><text:span text:style-name="T61">= Οι άνω τελείες που τυπώνονται στην </text:span><text:span text:style-name="T64">δεύτερη</text:span><text:span text:style-name="T61"> </text:span><text:span text:style-name="T23">for</text:span><text:span text:style-name="T66">.</text:span><text:span text:style-name="T62"><text:line-break/></text:span><text:span text:style-name="T67">*</text:span><text:span text:style-name="T55">_</text:span><text:span text:style-name="T59">·</text:span><text:span text:style-name="T55">_</text:span><text:span text:style-name="T67">*<text:tab/><text:tab/><text:tab/></text:span><text:span text:style-name="T55">_</text:span><text:span text:style-name="T62"> </text:span><text:span text:style-name="T61">= Τα κενά που τυπώνονται στην </text:span><text:span text:style-name="T64">τρίτη</text:span><text:span text:style-name="T61"> </text:span><text:span text:style-name="T23">for</text:span><text:span text:style-name="T66">.</text:span></text:p>
          <text:p text:style-name="P44"><text:span text:style-name="T67">*</text:span><text:span text:style-name="T59">·</text:span><text:span text:style-name="T55">_</text:span><text:span text:style-name="T59">·</text:span><text:span text:style-name="T67">*</text:span></text:p>
          <text:p text:style-name="P44"><text:span text:style-name="T67">*****<text:tab/><text:tab/><text:tab/></text:span><text:span text:style-name="T61">Προκειμένου να τοποθετηθούν οι άνω τελείες, πρέπει να βρίσκεται η </text:span><text:span text:style-name="T64">κύρια</text:span><text:span text:style-name="T61"> και η </text:span><text:span text:style-name="T64">δευτερεύουσα διαγώνιος</text:span><text:span text:style-name="T61"> του τετραγώνου. Αυτό γίνεται στην </text:span><text:span text:style-name="T22">else if (row == col || col == (rowsTotal – row-1))</text:span><text:span text:style-name="T63">.</text:span></text:p>
        </text:list-header>
      </text:list>
      <text:p text:style-name="P10"/>
      <text:p text:style-name="P10"/>
      <text:p text:style-name="P7"><text:span text:style-name="T50">5</text:span>.<text:span text:style-name="T50">1</text:span>.<text:tab/>sin<text:span text:style-name="T2">e-taylor</text:span>.c <text:span text:style-name="T30">- </text:span><text:span text:style-name="T31">Άσκηση 5</text:span></text:p>
      <text:p text:style-name="P6"/>
      <text:p text:style-name="P17"><text:span text:style-name="T3">#</text:span><text:span text:style-name="T4">include</text:span> <text:span text:style-name="T3">&lt;</text:span><text:span text:style-name="T10">stdio.h</text:span><text:span text:style-name="T3">&gt;</text:span></text:p>
      <text:p text:style-name="P17"><text:span text:style-name="T3">#</text:span><text:span text:style-name="T4">include</text:span> <text:span text:style-name="T3">&lt;</text:span><text:span text:style-name="T10">math.h</text:span><text:span text:style-name="T3">&gt;</text:span></text:p>
      <text:p text:style-name="P17"/>
      <text:p text:style-name="P17"><text:span text:style-name="T3">#</text:span><text:span text:style-name="T4">define</text:span> <text:span text:style-name="T11">PI</text:span> <text:span text:style-name="T25">3.141592654</text:span></text:p>
      <text:p text:style-name="P17"><text:span text:style-name="T3">#</text:span><text:span text:style-name="T4">define</text:span> <text:span text:style-name="T11">ACCURACY</text:span> <text:span text:style-name="T25">0.000001</text:span></text:p>
      <text:p text:style-name="P17"/>
      <text:p text:style-name="P17"><text:span text:style-name="T4">double</text:span> <text:span text:style-name="T11">power</text:span><text:span text:style-name="T3">(</text:span><text:span text:style-name="T4">double</text:span><text:span text:style-name="T3">,</text:span> <text:span text:style-name="T5">int</text:span><text:span text:style-name="T3">);</text:span></text:p>
      <text:p text:style-name="P17"><text:span text:style-name="T5">int</text:span> <text:span text:style-name="T11">factorial</text:span><text:span text:style-name="T3">(</text:span><text:span text:style-name="T5">int</text:span><text:span text:style-name="T3">);</text:span></text:p>
      <text:p text:style-name="P17"/>
      <text:p text:style-name="P17"/>
      <text:p text:style-name="P17"><text:span text:style-name="T4">int</text:span> <text:span text:style-name="T11">main</text:span><text:span text:style-name="T3">(</text:span><text:span text:style-name="T4">int</text:span> <text:span text:style-name="T25">argc</text:span><text:span text:style-name="T3">,</text:span> <text:span text:style-name="T4">char</text:span> <text:span text:style-name="T3">*</text:span><text:span text:style-name="T25">argv</text:span><text:span text:style-name="T6">[]</text:span><text:span text:style-name="T3">)</text:span></text:p>
      <text:p text:style-name="P18">{</text:p>
      <text:p text:style-name="P53"><text:s text:c="4"/><text:span text:style-name="T4">double</text:span> xDegrees<text:span text:style-name="T3">,</text:span> xRads<text:span text:style-name="T3">,</text:span> currentFrac<text:span text:style-name="T3">,</text:span> previousFrac<text:span text:style-name="T3">,</text:span> sine <text:span text:style-name="T3">=</text:span> <text:span text:style-name="T25">0</text:span><text:span text:style-name="T3">;</text:span></text:p>
      <text:p text:style-name="P17"><text:s text:c="4"/><text:span text:style-name="T5">int</text:span> exponent <text:span text:style-name="T3">=</text:span> <text:span text:style-name="T25">1</text:span><text:span text:style-name="T3">,</text:span> sign <text:span text:style-name="T3">=</text:span> <text:span text:style-name="T25">1</text:span><text:span text:style-name="T3">;</text:span></text:p>
      <text:p text:style-name="P17"/>
      <text:p text:style-name="P17"><text:s text:c="4"/><text:span text:style-name="T11">printf</text:span><text:span text:style-name="T3">("</text:span><text:span text:style-name="T10">x (in degrees):</text:span> <text:span text:style-name="T3">");</text:span></text:p>
      <text:p text:style-name="P17"><text:s text:c="4"/><text:span text:style-name="T11">scanf</text:span><text:span text:style-name="T3">("</text:span>%lf<text:span text:style-name="T3">",</text:span> <text:span text:style-name="T3">&amp;</text:span>xDegrees<text:span text:style-name="T3">);</text:span></text:p>
      <text:p text:style-name="P17"><text:s text:c="4"/>xRads <text:span text:style-name="T3">=</text:span> xDegrees <text:span text:style-name="T3">*</text:span> <text:span text:style-name="T3">(</text:span><text:span text:style-name="T11">PI</text:span><text:span text:style-name="T3">/</text:span><text:span text:style-name="T25">180.0</text:span><text:span text:style-name="T3">);</text:span></text:p>
      <text:p text:style-name="P17"><text:s text:c="4"/></text:p>
      <text:p text:style-name="P17"><text:s text:c="4"/>currentFrac <text:span text:style-name="T3">=</text:span> <text:span text:style-name="T11">power</text:span><text:span text:style-name="T3">(</text:span>xRads<text:span text:style-name="T3">,</text:span> exponent<text:span text:style-name="T3">)</text:span> <text:span text:style-name="T3">/</text:span> <text:span text:style-name="T5">(double)</text:span><text:span text:style-name="T11">factorial</text:span><text:span text:style-name="T3">(</text:span>exponent<text:span text:style-name="T3">);</text:span></text:p>
      <text:p text:style-name="P17"><text:soft-page-break/><text:s text:c="4"/></text:p>
      <text:p text:style-name="P17"><text:s text:c="4"/><text:span text:style-name="T4">do</text:span></text:p>
      <text:p text:style-name="P17"><text:s text:c="4"/><text:span text:style-name="T3">{</text:span> <text:s text:c="7"/></text:p>
      <text:p text:style-name="P17"><text:s text:c="8"/>sine <text:span text:style-name="T3">+=</text:span> sign <text:span text:style-name="T3">*</text:span> currentFrac<text:span text:style-name="T3">;</text:span></text:p>
      <text:p text:style-name="P17"><text:s text:c="4"/></text:p>
      <text:p text:style-name="P17"><text:s text:c="8"/>exponent <text:span text:style-name="T3">+=</text:span> <text:span text:style-name="T25">2</text:span><text:span text:style-name="T3">;</text:span></text:p>
      <text:p text:style-name="P17"/>
      <text:p text:style-name="P17"><text:s text:c="8"/>previousFrac <text:span text:style-name="T3">=</text:span> currentFrac<text:span text:style-name="T3">;</text:span></text:p>
      <text:p text:style-name="P53"><text:s text:c="8"/>currentFrac <text:span text:style-name="T3">=</text:span> <text:span text:style-name="T11">power</text:span><text:span text:style-name="T3">(</text:span>xRads<text:span text:style-name="T3">,</text:span> exponent<text:span text:style-name="T3">)</text:span> <text:span text:style-name="T3">/</text:span> <text:span text:style-name="T5">(double)</text:span><text:span text:style-name="T11">factorial</text:span><text:span text:style-name="T3">(</text:span>exponent<text:span text:style-name="T3">);</text:span></text:p>
      <text:p text:style-name="P17"><text:s text:c="8"/></text:p>
      <text:p text:style-name="P17"><text:s text:c="8"/>sign <text:span text:style-name="T3">*=</text:span> <text:span text:style-name="T3">-</text:span><text:span text:style-name="T25">1</text:span><text:span text:style-name="T3">;</text:span></text:p>
      <text:p text:style-name="P17"><text:s text:c="4"/><text:span text:style-name="T3">}</text:span></text:p>
      <text:p text:style-name="P17"><text:s text:c="4"/><text:span text:style-name="T4">while</text:span> <text:span text:style-name="T3">(</text:span><text:span text:style-name="T11">fabs</text:span><text:span text:style-name="T3">(</text:span>previousFrac <text:span text:style-name="T3">-</text:span> currentFrac<text:span text:style-name="T3">)</text:span> <text:span text:style-name="T3">&gt;</text:span> <text:span text:style-name="T11">ACCURACY</text:span><text:span text:style-name="T3">);</text:span></text:p>
      <text:p text:style-name="P17"/>
      <text:p text:style-name="P17"><text:s text:c="4"/><text:span text:style-name="T11">printf</text:span><text:span text:style-name="T3">("</text:span><text:span text:style-name="T10">sin(</text:span>%lf<text:span text:style-name="T10">) = sin(</text:span>%lf<text:span text:style-name="T10">) = </text:span>%lf <text:span text:style-name="T10">rads</text:span><text:span text:style-name="T3">\n",</text:span> xDegrees<text:span text:style-name="T3">,</text:span> xRads<text:span text:style-name="T3">,</text:span> sine<text:span text:style-name="T3">);</text:span></text:p>
      <text:p text:style-name="P17"/>
      <text:p text:style-name="P17"><text:s text:c="4"/><text:span text:style-name="T4">return</text:span> <text:span text:style-name="T25">0</text:span><text:span text:style-name="T3">;</text:span></text:p>
      <text:p text:style-name="P18">}</text:p>
      <text:p text:style-name="P17"/>
      <text:p text:style-name="P17"/>
      <text:p text:style-name="P17"><text:span text:style-name="T4">double</text:span> <text:span text:style-name="T11">power</text:span><text:span text:style-name="T3">(</text:span><text:span text:style-name="T4">double</text:span> <text:span text:style-name="T25">xRads</text:span><text:span text:style-name="T3">,</text:span> <text:span text:style-name="T5">int</text:span> <text:span text:style-name="T25">exponent</text:span><text:span text:style-name="T3">)</text:span></text:p>
      <text:p text:style-name="P18">{</text:p>
      <text:p text:style-name="P17"><text:s text:c="4"/><text:span text:style-name="T4">int</text:span> i<text:span text:style-name="T3">;</text:span></text:p>
      <text:p text:style-name="P17"><text:s text:c="4"/><text:span text:style-name="T4">double</text:span> value<text:span text:style-name="T3">;</text:span></text:p>
      <text:p text:style-name="P17"/>
      <text:p text:style-name="P17"><text:s text:c="4"/><text:span text:style-name="T4">for</text:span> <text:span text:style-name="T3">(</text:span>i <text:span text:style-name="T3">=</text:span> <text:span text:style-name="T25">0</text:span><text:span text:style-name="T3">,</text:span> value <text:span text:style-name="T3">=</text:span> <text:span text:style-name="T25">1</text:span><text:span text:style-name="T3">;</text:span> i <text:span text:style-name="T3">&lt;</text:span> exponent<text:span text:style-name="T3">;</text:span> i<text:span text:style-name="T3">++)</text:span></text:p>
      <text:p text:style-name="P17"><text:s text:c="8"/>value <text:span text:style-name="T3">*=</text:span> <text:span text:style-name="T25">xRads</text:span><text:span text:style-name="T3">;</text:span></text:p>
      <text:p text:style-name="P17"/>
      <text:p text:style-name="P17"><text:s text:c="4"/><text:span text:style-name="T4">return</text:span> value<text:span text:style-name="T3">;</text:span></text:p>
      <text:p text:style-name="P18">}</text:p>
      <text:p text:style-name="P17"/>
      <text:p text:style-name="P17"/>
      <text:p text:style-name="P17"><text:span text:style-name="T5">int</text:span> <text:span text:style-name="T11">factorial</text:span><text:span text:style-name="T3">(</text:span><text:span text:style-name="T5">int</text:span> <text:span text:style-name="T25">exponent</text:span><text:span text:style-name="T3">)</text:span></text:p>
      <text:p text:style-name="P18">{</text:p>
      <text:p text:style-name="P17"><text:s text:c="4"/><text:span text:style-name="T4">int</text:span> <text:span text:style-name="T77">i</text:span><text:span text:style-name="T3">, </text:span>fac<text:span text:style-name="T3">;</text:span></text:p>
      <text:p text:style-name="P17"/>
      <text:p text:style-name="P17"><text:s text:c="4"/><text:span text:style-name="T4">for</text:span> <text:span text:style-name="T3">(</text:span>i <text:span text:style-name="T3">=</text:span> <text:span text:style-name="T25">1</text:span><text:span text:style-name="T3">,</text:span> fac <text:span text:style-name="T3">=</text:span> <text:span text:style-name="T25">1</text:span><text:span text:style-name="T3">;</text:span> i <text:span text:style-name="T3">&lt;=</text:span> exponent<text:span text:style-name="T3">;</text:span> i<text:span text:style-name="T3">++)</text:span></text:p>
      <text:p text:style-name="P17"><text:s text:c="8"/>fac <text:span text:style-name="T3">*=</text:span> i<text:span text:style-name="T3">;</text:span></text:p>
      <text:p text:style-name="P17"/>
      <text:p text:style-name="P17"><text:s text:c="4"/><text:span text:style-name="T4">return</text:span> fac<text:span text:style-name="T3">;</text:span></text:p>
      <text:p text:style-name="P18">}</text:p>
      <text:p text:style-name="P18"/>
      <text:p text:style-name="P19"/>
      <text:p text:style-name="P19"/>
      <text:p text:style-name="P19"/>
      <text:p text:style-name="P19"/>
      <text:p text:style-name="P19"><text:soft-page-break/><text:span text:style-name="T50">5.2.<text:tab/></text:span>Περιγραφή υλοποίησης άσκησης <text:span text:style-name="T26">5</text:span> </text:p>
      <text:p text:style-name="P19"/>
      <text:list xml:id="list234649078964332" text:continue-numbering="true" text:style-name="L1">
        <text:list-item>
          <text:p text:style-name="P26">Μεταβλητές</text:p>
          <text:p text:style-name="P27"/>
          <text:p text:style-name="P31"><text:span text:style-name="T12">xDegrees</text:span>: x σε μοίρες</text:p>
          <text:p text:style-name="P31"><text:span text:style-name="T12">xRads</text:span>: x σε rads/ακτίνια</text:p>
          <text:p text:style-name="P31"><text:span text:style-name="T12">currentFrac</text:span>: Τρέχον κλάσμα</text:p>
          <text:p text:style-name="P31"><text:span text:style-name="T12">previousFrac</text:span>: Προηγούμενο κλάσμα</text:p>
          <text:p text:style-name="P31"><text:span text:style-name="T12">exponent</text:span>: Εκθέτης</text:p>
          <text:p text:style-name="P31"><text:span text:style-name="T12">sign</text:span>: Πρόσιμο παράστασης</text:p>
          <text:p text:style-name="P31"><text:span text:style-name="T12">sine</text:span>: Ημίτονο</text:p>
          <text:p text:style-name="P32"><text:span text:style-name="T12">value</text:span>: Δύναμη</text:p>
          <text:p text:style-name="P32"><text:span text:style-name="T12">fac</text:span>: Παραγοντικό</text:p>
          <text:p text:style-name="P27"/>
        </text:list-item>
        <text:list-item>
          <text:p text:style-name="P26">Λειτουργία του προγράμματος</text:p>
          <text:p text:style-name="P27"/>
          <text:p text:style-name="P33">Αρχικά ο χρήστης δίνει το <text:span text:style-name="T13">x</text:span> σε μοίρες και το πρόγραμμα το μετατρέπει αμέσως σε rads. Εφόσον η αρχική <text:span text:style-name="T69">τιμή </text:span>του εκθέτη είναι 1, καλούνται οι συναρτήσεις <text:span text:style-name="T13">power()</text:span><text:span text:style-name="T58"> </text:span>και <text:span text:style-name="T13">factorial()</text:span> ωστέ να υπολογίσουν την δύναμη και το παραγοντικό και να βρεθεί το τρέχον κλάσμα <text:span text:style-name="T13">currentFrac</text:span>. Στην συνέχεια το τρέχον κλάσμα προστείθεται στην σειρά του ημιτόνου και ο εκθέτης αυξάνεται κατά 2. Το προηγούμενο κλάσμα <text:span text:style-name="T70">(</text:span><text:span text:style-name="T14">previousFrac</text:span><text:span text:style-name="T70">) </text:span>τώρα είναι το τρέχον κλάσμα, και το νέο τρέχον κλάσμα είναι το κλάσμα που θα προκύψει από την νέα κλήση των παραπάνω συναρτήσεων εφόσον ο εκθέτης άλλαξε, άρα θα αλλάξει και η τιμή του κλάσματος. <text:span text:style-name="T69">Η μεταβλητή </text:span><text:span text:style-name="T15">sign</text:span><text:span text:style-name="T69"> αλλάζει πρόσιμο σε κάθε επανάληψη ώστε να επιτευχθεί η εναλλαγή προσίμων της σειράς</text:span><text:span text:style-name="T69"><draw:frame draw:style-name="fr1" draw:name="Object2" text:anchor-type="as-char" svg:y="-0.2681in" svg:width="2.172in" svg:height="0.416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9">. </text:span>Αυτή η επανάληψη συνεχίζεται όσο η διαφορά του προηγούμενου και του τρέχοντος κλάσματος σε απόλυτη τιμή να είναι μεγαλύτερη του<draw:frame draw:style-name="fr1" draw:name="Object1" text:anchor-type="as-char" svg:y="-0.172in" svg:width="1.1398in" svg:height="0.2075in" draw:z-index="0"><draw:object xlink:href="./Object 1" xlink:type="simple" xlink:show="embed" xlink:actuate="onLoad"/><draw:image xlink:href="./ObjectReplacements/Object 1" xlink:type="simple" xlink:show="embed" xlink:actuate="onLoad"/></draw:frame>. </text:p>
        </text:list-item>
      </text:list>
      <text:p text:style-name="P21"/>
      <text:p text:style-name="P21"/>
      <text:p text:style-name="P20">Εργαλεία</text:p>
      <text:p text:style-name="P21"/>
      <text:list xml:id="list3854416749" text:style-name="L2">
        <text:list-item>
          <text:p text:style-name="P34"><text:span text:style-name="T57">Editor</text:span>: Visual Studio Code</text:p>
        </text:list-item>
        <text:list-item>
          <text:p text:style-name="P34"><text:span text:style-name="T57">Compiler</text:span>: gcc</text:p>
        </text:list-item>
        <text:list-item>
          <text:p text:style-name="P34"><text:span text:style-name="T57">Συγγραφή</text:span>: Libre Office Writer</text:p>
        </text:list-item>
        <text:list-item>
          <text:p text:style-name="P34"><text:span text:style-name="T57">Γραμματοσειρές</text:span>: <text:span text:style-name="Internet_20_link"><text:span text:style-name="T46">Liberation Sans </text:span></text:span><text:span text:style-name="Internet_20_link"><text:span text:style-name="T37">για τα κείμενα</text:span></text:span><text:span text:style-name="Internet_20_link"><text:span text:style-name="T46"> και Liberation Mono </text:span></text:span><text:span text:style-name="Internet_20_link"><text:span text:style-name="T37">για τους κώδικες</text:span></text:span></text:p>
        </text:list-item>
        <text:list-item>
          <text:p text:style-name="P34"><text:span text:style-name="Internet_20_link"><text:span text:style-name="T48">Λειτουργικό σύστημα</text:span></text:span><text:span text:style-name="Internet_20_link"><text:span text:style-name="T47">: Linux Mint Cinnamon 19.2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0:42:16.274469566</meta:creation-date>
    <dc:date>2019-11-27T23:45:46.596435512</dc:date>
    <meta:editing-duration>PT2H38M36S</meta:editing-duration>
    <meta:editing-cycles>64</meta:editing-cycles>
    <meta:generator>LibreOffice/6.0.7.3$Linux_X86_64 LibreOffice_project/00m0$Build-3</meta:generator>
    <meta:document-statistic meta:table-count="0" meta:image-count="0" meta:object-count="2" meta:page-count="9" meta:paragraph-count="232" meta:word-count="1421" meta:character-count="9086" meta:non-whitespace-character-count="7085"/>
  </office:meta>
</office:document-meta>
</file>

<file path=Object 1/content.xml><?xml version="1.0" encoding="utf-8"?>
<math xmlns="http://www.w3.org/1998/Math/MathML" display="block">
  <semantics>
    <mrow>
      <msup>
        <mn>10</mn>
        <mrow>
          <mo stretchy="false">−</mo>
          <mn>6</mn>
        </mrow>
      </msup>
      <mo stretchy="false">=</mo>
      <mn>0.000001</mn>
    </mrow>
    <annotation encoding="StarMath 5.0">10^-6 = 0.000001</annotation>
  </semantics>
</math>
</file>

<file path=Object 2/content.xml><?xml version="1.0" encoding="utf-8"?>
<math xmlns="http://www.w3.org/1998/Math/MathML" display="block">
  <semantics>
    <mrow>
      <mi>sin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−</mo>
          <mfrac>
            <msup>
              <mi>x</mi>
              <mn>3</mn>
            </msup>
            <mrow>
              <mn>3</mn>
              <mi>!</mi>
            </mrow>
          </mfrac>
          <mo stretchy="false">+</mo>
          <mfrac>
            <msup>
              <mi>x</mi>
              <mn>5</mn>
            </msup>
            <mrow>
              <mn>5</mn>
              <mi>!</mi>
            </mrow>
          </mfrac>
          <mo stretchy="false">−</mo>
          <mfrac>
            <msup>
              <mi>x</mi>
              <mn>7</mn>
            </msup>
            <mrow>
              <mn>7</mn>
              <mi>!</mi>
            </mrow>
          </mfrac>
          <mo stretchy="false">+</mo>
          <mfrac>
            <msup>
              <mi>x</mi>
              <mn>9</mn>
            </msup>
            <mrow>
              <mn>9</mn>
              <mi>!</mi>
            </mrow>
          </mfrac>
        </mrow>
      </mrow>
      <mn>..</mn>
      <mi>.</mi>
    </mrow>
    <annotation encoding="StarMath 5.0">sin( x ) = x - x^3 over {3!} + x^5 over { 5! } - x^7 over { 7! } + x^9 over { 9! } ...</annotation>
  </semantics>
</math>
</file>